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2.3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number-columns-repeated="1020" table:default-cell-style-name="ce1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31:47.84862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13T14:32:31.576266231</dc:date>
    <meta:editing-cycles>12</meta:editing-cycles>
    <meta:editing-duration>PT15M22S</meta:editing-duration>
    <meta:document-statistic meta:table-count="1" meta:cell-count="84" meta:object-count="0"/>
  </office:meta>
</office:document-meta>
</file>